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5]+5"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3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4]+5" office:value-type="float" office:value="89" calcext:value-type="float">
            <text:p>89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5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2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9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2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3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65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6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7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94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8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9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3:56:52.32521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5-30T21:45:21.657067069</dc:date>
    <meta:editing-duration>P31DT6H13S</meta:editing-duration>
    <meta:editing-cycles>848</meta:editing-cycles>
    <meta:generator>LibreOffice/5.1.6.2$Linux_X86_64 LibreOffice_project/10m0$Build-2</meta:generator>
    <dc:creator>James Petts</dc:creator>
    <meta:document-statistic meta:table-count="3" meta:cell-count="3081" meta:object-count="0"/>
  </office:meta>
</office:document-meta>
</file>